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4-3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3-1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3-1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11-2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08-2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05-0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02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10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07-3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05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01-3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11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07-31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05-0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01-3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11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08-0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05-1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01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11-0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08-1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04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01-2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11-1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08-07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05-21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02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11-1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08-06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05-07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02-1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11-2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8-2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5-0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2-1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11-0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08-02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05-12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02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11-2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7-29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5-0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08-0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02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11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08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05-0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01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10-2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7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5-0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1-2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11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07-3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05-0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01-2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11-09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08-0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05-0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02-0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10-2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8-0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5-1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3-1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2-1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02-0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4-0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2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0-03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8-06-0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2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66" meta:object-count="0"/>
    <meta:user-defined meta:name="AppVersion">3.0</meta:user-defined>
  </office:meta>
</office:document-meta>
</file>